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Table_20_Contents">
      <style:paragraph-properties fo:text-align="start" style:justify-single-word="false"/>
    </style:style>
    <style:style style:name="P1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8"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7"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style>
    <style:style style:name="P43" style:family="paragraph" style:parent-style-name="Standard" style:list-style-name="L3">
      <style:paragraph-properties fo:text-align="start" style:justify-single-word="false"/>
    </style:style>
    <style:style style:name="P44" style:family="paragraph" style:parent-style-name="Standard" style:list-style-name="L5">
      <style:paragraph-properties fo:text-align="start" style:justify-single-word="false"/>
    </style:style>
    <style:style style:name="P45" style:family="paragraph" style:parent-style-name="Standard" style:list-style-name="L8">
      <style:paragraph-properties fo:text-align="start" style:justify-single-word="false"/>
    </style:style>
    <style:style style:name="P46" style:family="paragraph" style:parent-style-name="Standard" style:list-style-name="L17">
      <style:paragraph-properties fo:text-align="start" style:justify-single-word="false"/>
    </style:style>
    <style:style style:name="P47" style:family="paragraph" style:parent-style-name="Standard" style:list-style-name="L22">
      <style:paragraph-properties fo:text-align="start" style:justify-single-word="false"/>
    </style:style>
    <style:style style:name="P48" style:family="paragraph" style:parent-style-name="Standard" style:list-style-name="L23">
      <style:paragraph-properties fo:text-align="start" style:justify-single-word="false"/>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fr2"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629605969"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1740138831"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601140843"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21"><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22"><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23"><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24"><draw:object xlink:href="./Object 4" xlink:type="simple" xlink:show="embed" xlink:actuate="onLoad"/><draw:image xlink:href="./ObjectReplacements/Object 4" xlink:type="simple" xlink:show="embed" xlink:actuate="onLoad"/></draw:frame></text:p>
        </text:list-item>
        <text:list-item>
          <text:p text:style-name="P43"><text:span text:style-name="T1">13</text:span><text:span text:style-name="T1"><draw:frame draw:style-name="fr1" draw:name="Object5" text:anchor-type="as-char" svg:width="0.7819in" svg:height="0.3929in" draw:z-index="25"><draw:object xlink:href="./Object 5" xlink:type="simple" xlink:show="embed" xlink:actuate="onLoad"/><draw:image xlink:href="./ObjectReplacements/Object 5" xlink:type="simple" xlink:show="embed" xlink:actuate="onLoad"/></draw:frame></text:span></text:p>
        </text:list-item>
        <text:list-item>
          <text:p text:style-name="P43"><text:span text:style-name="T1">80</text:span><text:span text:style-name="T1"><draw:frame draw:style-name="fr1" draw:name="Object6" text:anchor-type="as-char" svg:width="0.6575in" svg:height="0.3929in" draw:z-index="26"><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713170150"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487497333"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4"><text:span text:style-name="T1">37.4</text:span><text:span text:style-name="T2">°</text:span><text:span text:style-name="T1"> C</text:span></text:p>
        </text:list-item>
      </text:list>
      <text:p text:style-name="P4"/>
      <text:p text:style-name="P4">Worksheet 1-6</text:p>
      <text:list xml:id="list334070022"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562094036"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1258408823"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5"><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346206870"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27"><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28"><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29"><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30"><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31"><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32"><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33"><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34"><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35"><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37"><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38"><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39"><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40"><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41"><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42"><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43"><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44"><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45"><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46"><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47"><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925971903" text:style-name="L10">
        <text:list-item>
          <text:p text:style-name="P29"><draw:frame draw:style-name="fr1" draw:name="Object27" text:anchor-type="as-char" svg:width="0.1972in" svg:height="0.3929in" draw:z-index="48"><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49"><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50"><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51"><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52"><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53"><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54"><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55"><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56"><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57"><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58"><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59"><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60"><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61"><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62"><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63"><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65"><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66"><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67"><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68"><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69"><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70"><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71"><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72"><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73"><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74"><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64"><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75"><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76"><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7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972545104" text:style-name="L11">
        <text:list-item>
          <text:p text:style-name="P30"><draw:frame draw:style-name="fr1" draw:name="Object64" text:anchor-type="as-char" svg:width="0.1984in" svg:height="0.3929in" draw:z-index="78"><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79"><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80"><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962068736" text:style-name="L12">
        <text:list-item>
          <text:p text:style-name="P31"><draw:frame draw:style-name="fr2"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31"><draw:frame draw:style-name="fr2"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31"><draw:frame draw:style-name="fr2"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31">15/64 </text:p>
        </text:list-item>
        <text:list-item>
          <text:p text:style-name="P31">3/25 </text:p>
        </text:list-item>
        <text:list-item>
          <text:p text:style-name="P31">21/64 </text:p>
        </text:list-item>
        <text:list-item>
          <text:p text:style-name="P31">0 </text:p>
        </text:list-item>
        <text:list-item>
          <text:p text:style-name="P31">3/10 </text:p>
        </text:list-item>
        <text:list-item>
          <text:p text:style-name="P31">1/18 </text:p>
        </text:list-item>
        <text:list-item>
          <text:p text:style-name="P31">2/35 </text:p>
        </text:list-item>
        <text:list-item>
          <text:p text:style-name="P31">27/40 </text:p>
        </text:list-item>
        <text:list-item>
          <text:p text:style-name="P31">9/44 </text:p>
        </text:list-item>
        <text:list-item>
          <text:p text:style-name="P31">3/40 </text:p>
        </text:list-item>
        <text:list-item>
          <text:p text:style-name="P31">91/120 </text:p>
        </text:list-item>
        <text:list-item>
          <text:p text:style-name="P31">42/125 </text:p>
        </text:list-item>
        <text:list-item>
          <text:p text:style-name="P31">49/200 </text:p>
        </text:list-item>
        <text:list-item>
          <text:p text:style-name="P31">18 </text:p>
        </text:list-item>
        <text:list-item>
          <text:p text:style-name="P31">15/2 or 7 1/2 </text:p>
        </text:list-item>
        <text:list-item>
          <text:p text:style-name="P31">4/9 </text:p>
        </text:list-item>
        <text:list-item>
          <text:p text:style-name="P31">1/21 </text:p>
        </text:list-item>
        <text:list-item>
          <text:p text:style-name="P31">28/5 or 5 3/5 </text:p>
        </text:list-item>
        <text:list-item>
          <text:p text:style-name="P31">20 </text:p>
        </text:list-item>
        <text:list-item>
          <text:p text:style-name="P31">7/3 </text:p>
        </text:list-item>
        <text:list-item>
          <text:p text:style-name="P31">18 </text:p>
        </text:list-item>
      </text:list>
      <text:p text:style-name="P4"/>
      <text:p text:style-name="P4">Worksheet 2-5</text:p>
      <text:list xml:id="list132932867" text:style-name="L23">
        <text:list-item>
          <text:p text:style-name="P48">1</text:p>
        </text:list-item>
        <text:list-item>
          <text:p text:style-name="P48">1/3</text:p>
        </text:list-item>
        <text:list-item>
          <text:p text:style-name="P48">2/3</text:p>
        </text:list-item>
        <text:list-item>
          <text:p text:style-name="P48"><text:soft-page-break/>4/5</text:p>
        </text:list-item>
        <text:list-item>
          <text:p text:style-name="P48">1 1/3</text:p>
        </text:list-item>
        <text:list-item>
          <text:p text:style-name="P48">2/3</text:p>
        </text:list-item>
        <text:list-item>
          <text:p text:style-name="P48">1/15</text:p>
        </text:list-item>
        <text:list-item>
          <text:p text:style-name="P48">1</text:p>
        </text:list-item>
        <text:list-item>
          <text:p text:style-name="P48">1 24/25</text:p>
        </text:list-item>
        <text:list-item>
          <text:p text:style-name="P48">32</text:p>
        </text:list-item>
        <text:list-item>
          <text:p text:style-name="P48">2 14/15</text:p>
        </text:list-item>
        <text:list-item>
          <text:p text:style-name="P48">1/4</text:p>
        </text:list-item>
        <text:list-item>
          <text:p text:style-name="P48">3 1/16</text:p>
        </text:list-item>
        <text:list-item>
          <text:p text:style-name="P48">12 1/2</text:p>
        </text:list-item>
        <text:list-item>
          <text:p text:style-name="P48">80 capsules</text:p>
        </text:list-item>
        <text:list-item>
          <text:p text:style-name="P48">25 syringes</text:p>
        </text:list-item>
      </text:list>
      <text:p text:style-name="P4"/>
      <text:p text:style-name="P4">Worksheet 2-6</text:p>
      <text:p text:style-name="P4"/>
      <text:p text:style-name="P4"/>
      <text:p text:style-name="P3">Chapter 3 - Percentages</text:p>
      <text:p text:style-name="P4"/>
      <text:p text:style-name="P4">Worksheet 3-1</text:p>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text:soft-page-break/>Worksheet 13-1 </text:p>
      <text:list xml:id="list1519984068" text:style-name="L13">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265392353" text:style-name="L14">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13.98</text:p>
        </text:list-item>
      </text:list>
      <text:p text:style-name="P4"/>
      <text:p text:style-name="P4">Worksheet 13-3</text:p>
      <text:list xml:id="list257921511" text:style-name="L15">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1581622055" text:style-name="L16">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text:soft-page-break/></text:p>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3) <text:s text:c="2"/>direct purchasing</text:p>
      <text:p text:style-name="P7">5) <text:s text:c="2"/>usual and customary price</text:p>
      <text:p text:style-name="P7">8) <text:s text:c="2"/>open formulary</text:p>
      <text:p text:style-name="P7">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164337328" text:style-name="L17">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text:soft-page-break/>12 turnovers annually</text:p>
        </text:list-item>
        <text:list-item>
          <text:p text:style-name="P36">12.5 turnovers annually</text:p>
        </text:list-item>
        <text:list-item>
          <text:p text:style-name="P36">31.65 days' supply inventory; $11,945.15 below budget</text:p>
        </text:list-item>
        <text:list-item>
          <text:p text:style-name="P46"><text:span text:style-name="T1">30.33 days' supply inventory; </text:span><text:span text:style-name="T1">$2,061.74 over budget</text:span></text:p>
        </text:list-item>
        <text:list-item>
          <text:p text:style-name="P46"><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Worksheet 14-3</text:p>
      <text:list xml:id="list947025381" text:style-name="L18">
        <text:list-item>
          <text:p text:style-name="P38">Environmental considerations include proper temperature, ventilation, humidity, light and sanitation.</text:p>
        </text:list-item>
        <text:list-item>
          <text:p text:style-name="P38">Freezer: -25° to -10° C (-13° to 14° F); Refrigerator: 2° to 8° C (36° to 46° F); Controlled room temperature: 15° to 30° C (59° to 86° F)</text:p>
        </text:list-item>
        <text:list-item>
          <text:p text:style-name="P38">More than 200 medications are considered light sensitive.</text:p>
        </text:list-item>
        <text:list-item>
          <text:p text:style-name="P38">It breaks down into cyanide.</text:p>
        </text:list-item>
        <text:list-item>
          <text:p text:style-name="P38">The state board of pharmacy sets sanitation standards.</text:p>
        </text:list-item>
        <text:list-item>
          <text:p text:style-name="P38">A legend drug is a medication that requires a prescription and only “authorized personnel” should have access to it.</text:p>
        </text:list-item>
        <text:list-item>
          <text:p text:style-name="P38">Schedule III – V medications must either be stored in a secured vault or be distributed throughout the pharmacy stock.</text:p>
        </text:list-item>
        <text:list-item>
          <text:p text:style-name="P38">Schedule II medications must also <text:s/>either be stored in a secured vault or be distributed throughout the pharmacy stock; although, some states specifically require Schedule II medications to be stored in a secured vault.</text:p>
        </text:list-item>
        <text:list-item>
          <text:p text:style-name="P38">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8">10/31/2020</text:p>
        </text:list-item>
      </text:list>
      <text:p text:style-name="P5"/>
      <text:p text:style-name="P5">Worksheet 14-4</text:p>
      <text:list xml:id="list188287345" text:style-name="L19">
        <text:list-item>
          <text:p text:style-name="P39">$14.97</text:p>
        </text:list-item>
        <text:list-item>
          <text:p text:style-name="P39">$37.41</text:p>
        </text:list-item>
        <text:list-item>
          <text:p text:style-name="P39">$105.60</text:p>
        </text:list-item>
        <text:list-item>
          <text:p text:style-name="P39">$269.70</text:p>
        </text:list-item>
        <text:list-item>
          <text:p text:style-name="P39">$361.41</text:p>
        </text:list-item>
        <text:list-item>
          <text:p text:style-name="P39">$82.50</text:p>
        </text:list-item>
        <text:list-item>
          <text:p text:style-name="P39">$205.50</text:p>
        </text:list-item>
        <text:list-item>
          <text:p text:style-name="P39">$460.50</text:p>
        </text:list-item>
        <text:list-item>
          <text:p text:style-name="P39">$201.36</text:p>
        </text:list-item>
        <text:list-item>
          <text:p text:style-name="P39">$381.90</text:p>
        </text:list-item>
        <text:list-item>
          <text:p text:style-name="P39">$44.63</text:p>
        </text:list-item>
        <text:list-item>
          <text:p text:style-name="P39">$207.73</text:p>
        </text:list-item>
        <text:list-item>
          <text:p text:style-name="P39"><text:soft-page-break/>$341.60</text:p>
        </text:list-item>
        <text:list-item>
          <text:p text:style-name="P39">$284.38</text:p>
        </text:list-item>
        <text:list-item>
          <text:p text:style-name="P39">$330.66</text:p>
        </text:list-item>
        <text:list-item>
          <text:p text:style-name="P39">$236.60</text:p>
        </text:list-item>
        <text:list-item>
          <text:p text:style-name="P39">$348.97</text:p>
        </text:list-item>
        <text:list-item>
          <text:p text:style-name="P39">$362.83</text:p>
        </text:list-item>
        <text:list-item>
          <text:p text:style-name="P39">$370.39</text:p>
        </text:list-item>
        <text:list-item>
          <text:p text:style-name="P39">$826.88</text:p>
        </text:list-item>
        <text:list-item>
          <text:p text:style-name="P39">$18.50</text:p>
        </text:list-item>
        <text:list-item>
          <text:p text:style-name="P39">$25.25</text:p>
        </text:list-item>
        <text:list-item>
          <text:p text:style-name="P39">$18.50</text:p>
        </text:list-item>
        <text:list-item>
          <text:p text:style-name="P39">$153.50</text:p>
        </text:list-item>
        <text:list-item>
          <text:p text:style-name="P39">$9.50</text:p>
        </text:list-item>
        <text:list-item>
          <text:p text:style-name="P39">$14.22</text:p>
        </text:list-item>
        <text:list-item>
          <text:p text:style-name="P39">$35.54</text:p>
        </text:list-item>
        <text:list-item>
          <text:p text:style-name="P39">$100.32</text:p>
        </text:list-item>
        <text:list-item>
          <text:p text:style-name="P39">$256.22</text:p>
        </text:list-item>
        <text:list-item>
          <text:p text:style-name="P39">$343.34</text:p>
        </text:list-item>
        <text:list-item>
          <text:p text:style-name="P39">$78.38</text:p>
        </text:list-item>
        <text:list-item>
          <text:p text:style-name="P39">$195.23</text:p>
        </text:list-item>
        <text:list-item>
          <text:p text:style-name="P39">$437.48</text:p>
        </text:list-item>
        <text:list-item>
          <text:p text:style-name="P39">$191.29</text:p>
        </text:list-item>
        <text:list-item>
          <text:p text:style-name="P39">$362.81</text:p>
        </text:list-item>
        <text:list-item>
          <text:p text:style-name="P39">$40.17</text:p>
        </text:list-item>
        <text:list-item>
          <text:p text:style-name="P39">$186.96</text:p>
        </text:list-item>
        <text:list-item>
          <text:p text:style-name="P39">$307.44</text:p>
        </text:list-item>
        <text:list-item>
          <text:p text:style-name="P39">$255.94</text:p>
        </text:list-item>
        <text:list-item>
          <text:p text:style-name="P39">$297.59</text:p>
        </text:list-item>
        <text:list-item>
          <text:p text:style-name="P39">$212.94</text:p>
        </text:list-item>
        <text:list-item>
          <text:p text:style-name="P39">$314.07</text:p>
        </text:list-item>
        <text:list-item>
          <text:p text:style-name="P39">$326.55</text:p>
        </text:list-item>
        <text:list-item>
          <text:p text:style-name="P39">$333.35</text:p>
        </text:list-item>
        <text:list-item>
          <text:p text:style-name="P39">$744.19</text:p>
        </text:list-item>
        <text:list-item>
          <text:p text:style-name="P39">20%</text:p>
        </text:list-item>
        <text:list-item>
          <text:p text:style-name="P39">$16.99</text:p>
        </text:list-item>
        <text:list-item>
          <text:p text:style-name="P39">3<draw:frame draw:style-name="fr1" draw:name="Object81" text:anchor-type="as-char" svg:width="0.1984in" svg:height="0.3929in" draw:z-index="36"><draw:object xlink:href="./Object 81" xlink:type="simple" xlink:show="embed" xlink:actuate="onLoad"/><draw:image xlink:href="./ObjectReplacements/Object 81" xlink:type="simple" xlink:show="embed" xlink:actuate="onLoad"/></draw:frame>%</text:p>
        </text:list-item>
        <text:list-item>
          <text:p text:style-name="P39">$5,225</text:p>
        </text:list-item>
        <text:list-item>
          <text:p text:style-name="P39">$7.64</text:p>
        </text:list-item>
        <text:list-item>
          <text:p text:style-name="P39">$16,200</text:p>
        </text:list-item>
      </text:list>
      <text:p text:style-name="P5"/>
      <text:p text:style-name="P5">Worksheet 14-5</text:p>
      <text:list xml:id="list1499436916" text:style-name="L20">
        <text:list-item>
          <text:p text:style-name="P40">$18.95 gross profit; $13.95net profit</text:p>
        </text:list-item>
        <text:list-item>
          <text:p text:style-name="P40">$23.63 gross profit; $18.63 net profit</text:p>
        </text:list-item>
        <text:list-item>
          <text:p text:style-name="P40">$6.45 gross profit; <text:s text:c="4"/>$1.45 net profit</text:p>
        </text:list-item>
        <text:list-item>
          <text:p text:style-name="P40">$41.03 gross profit; $36.03 net profit</text:p>
        </text:list-item>
        <text:list-item>
          <text:p text:style-name="P40">$8.83 gross profit; <text:s text:c="4"/>$3.83 net profit</text:p>
        </text:list-item>
        <text:list-item>
          <text:p text:style-name="P40"><text:soft-page-break/>$7.53 gross profit; <text:s text:c="5"/>$2.53 net profit</text:p>
        </text:list-item>
        <text:list-item>
          <text:p text:style-name="P40">$24.01 gross profit; $19.01 net profit</text:p>
        </text:list-item>
        <text:list-item>
          <text:p text:style-name="P40">$5.44 gross profit; <text:s text:c="5"/>$0.44 net profit</text:p>
        </text:list-item>
        <text:list-item>
          <text:p text:style-name="P40">$80.33 gross profit; $75.33 net profit</text:p>
        </text:list-item>
        <text:list-item>
          <text:p text:style-name="P40">$102.22 gross profit; $97.22 net profit</text:p>
        </text:list-item>
        <text:list-item>
          <text:p text:style-name="P40">$103.43 gross profit; $98.43 net profit</text:p>
        </text:list-item>
        <text:list-item>
          <text:p text:style-name="P40">$44.12 gross profit; $39.12 net profit</text:p>
        </text:list-item>
        <text:list-item>
          <text:p text:style-name="P40">$29.15 gross profit; $24.15 net profit</text:p>
        </text:list-item>
        <text:list-item>
          <text:p text:style-name="P40">$11.77 gross profit; <text:s text:c="3"/>$6.77 net profit</text:p>
        </text:list-item>
        <text:list-item>
          <text:p text:style-name="P40">$106.06 gross profit; $101.06 net profit</text:p>
        </text:list-item>
        <text:list-item>
          <text:p text:style-name="P40">$4.92 gross profit; <text:s text:c="4"/>$0.08 net loss</text:p>
        </text:list-item>
        <text:list-item>
          <text:p text:style-name="P40">$9.43 gross profit; <text:s text:c="4"/>$4.43 net profit</text:p>
        </text:list-item>
        <text:list-item>
          <text:p text:style-name="P40">$27.17 gross profit; $22.17 net profit</text:p>
        </text:list-item>
        <text:list-item>
          <text:p text:style-name="P40">$4.26 gross profit; <text:s text:c="4"/>$0.74 net loss</text:p>
        </text:list-item>
        <text:list-item>
          <text:p text:style-name="P40">$3.97 gross profit; <text:s text:c="4"/>$1.03 net loss</text:p>
        </text:list-item>
        <text:list-item>
          <text:p text:style-name="P40">$18.95 gross profit; $13.95 net profit</text:p>
        </text:list-item>
        <text:list-item>
          <text:p text:style-name="P40">$23.63 gross profit; $18.63 net profit</text:p>
        </text:list-item>
        <text:list-item>
          <text:p text:style-name="P40">$6.45 gross profit; <text:s text:c="4"/>$2.95 net profit</text:p>
        </text:list-item>
        <text:list-item>
          <text:p text:style-name="P40">$41.03 gross profit; $33.53 net profit</text:p>
        </text:list-item>
        <text:list-item>
          <text:p text:style-name="P40">$8.83 gross profit; <text:s text:c="4"/>$5.33 net profit</text:p>
        </text:list-item>
        <text:list-item>
          <text:p text:style-name="P40">$7.53 gross profit; <text:s text:c="4"/>$4.03 net profit</text:p>
        </text:list-item>
        <text:list-item>
          <text:p text:style-name="P40">$24.01 gross profit; $19.01 net profit</text:p>
        </text:list-item>
        <text:list-item>
          <text:p text:style-name="P40">$5.44 gross profit; <text:s text:c="4"/>$1.94 net profit</text:p>
        </text:list-item>
        <text:list-item>
          <text:p text:style-name="P40">$80.33 gross profit; $72.83 net profit</text:p>
        </text:list-item>
        <text:list-item>
          <text:p text:style-name="P40">$102.22 gross profit; $94.72 net profit</text:p>
        </text:list-item>
        <text:list-item>
          <text:p text:style-name="P40">$103.43 gross profit; $95.93 net profit</text:p>
        </text:list-item>
        <text:list-item>
          <text:p text:style-name="P40">$44.12 gross profit; $36.62 net profit</text:p>
        </text:list-item>
        <text:list-item>
          <text:p text:style-name="P40">$29.15 gross profit; $24.15 net profit</text:p>
        </text:list-item>
        <text:list-item>
          <text:p text:style-name="P40">$11.77 gross profit; <text:s text:c="3"/>$8.27 net profit</text:p>
        </text:list-item>
        <text:list-item>
          <text:p text:style-name="P40">$106.06 gross profit; $98.56 net profit</text:p>
        </text:list-item>
        <text:list-item>
          <text:p text:style-name="P40">$4.92 gross profit; <text:s text:c="4"/>$1.42 net profit</text:p>
        </text:list-item>
        <text:list-item>
          <text:p text:style-name="P40">$9.43 gross profit; <text:s text:c="4"/>$5.93 net profit</text:p>
        </text:list-item>
        <text:list-item>
          <text:p text:style-name="P40">$27.17 gross profit; $22.17 net profit</text:p>
        </text:list-item>
        <text:list-item>
          <text:p text:style-name="P40">$4.26 gross profit; <text:s text:c="4"/>$0.76 net profit</text:p>
        </text:list-item>
        <text:list-item>
          <text:p text:style-name="P40">$3.97 gross profit; <text:s text:c="4"/>$0.47 net profit</text:p>
        </text:list-item>
      </text:list>
      <text:p text:style-name="P5"/>
      <text:p text:style-name="P5">Worksheet 14-6</text:p>
      <text:list xml:id="list2087299364" text:style-name="L21">
        <text:list-item>
          <text:p text:style-name="P41">$30.47</text:p>
        </text:list-item>
        <text:list-item>
          <text:p text:style-name="P41">$39.52</text:p>
        </text:list-item>
        <text:list-item>
          <text:p text:style-name="P41">$7.50</text:p>
        </text:list-item>
        <text:list-item>
          <text:p text:style-name="P41">$68.33</text:p>
        </text:list-item>
        <text:list-item>
          <text:p text:style-name="P41">$7.50</text:p>
        </text:list-item>
        <text:list-item>
          <text:p text:style-name="P41">$11.29</text:p>
        </text:list-item>
        <text:list-item>
          <text:p text:style-name="P41">$26.24</text:p>
        </text:list-item>
        <text:list-item>
          <text:p text:style-name="P41">$7.26</text:p>
        </text:list-item>
        <text:list-item>
          <text:p text:style-name="P41">$144.30</text:p>
        </text:list-item>
        <text:list-item>
          <text:p text:style-name="P41">$186.63</text:p>
        </text:list-item>
        <text:list-item>
          <text:p text:style-name="P41"><text:soft-page-break/>$188.80</text:p>
        </text:list-item>
        <text:list-item>
          <text:p text:style-name="P41">$74.29</text:p>
        </text:list-item>
        <text:list-item>
          <text:p text:style-name="P41">$11.91</text:p>
        </text:list-item>
        <text:list-item>
          <text:p text:style-name="P41">$19.51</text:p>
        </text:list-item>
        <text:list-item>
          <text:p text:style-name="P41">$194.05</text:p>
        </text:list-item>
        <text:list-item>
          <text:p text:style-name="P41">$6.26</text:p>
        </text:list-item>
        <text:list-item>
          <text:p text:style-name="P41">$14.95</text:p>
        </text:list-item>
        <text:list-item>
          <text:p text:style-name="P41">$46.36</text:p>
        </text:list-item>
        <text:list-item>
          <text:p text:style-name="P41">$5.06</text:p>
        </text:list-item>
        <text:list-item>
          <text:p text:style-name="P41">$4.41</text:p>
        </text:list-item>
        <text:list-item>
          <text:p text:style-name="P41">Fred's Pharmacy lost $121 last month on Senile Sally.</text:p>
        </text:list-item>
        <text:list-item>
          <text:p text:style-name="P41"><text:s/></text:p>
          <text:list>
            <text:list-item>
              <text:p text:style-name="P41">$2,750.00</text:p>
            </text:list-item>
            <text:list-item>
              <text:p text:style-name="P41">$847.37</text:p>
            </text:list-item>
            <text:list-item>
              <text:p text:style-name="P41">$1,902.63 profit</text:p>
            </text:list-item>
          </text:list>
        </text:list-item>
      </text:list>
      <text:p text:style-name="P2"/>
      <text:p text:style-name="P5">Worksheet 14-7</text:p>
      <table:table table:name="Table13" table:style-name="Table13">
        <table:table-column table:style-name="Table13.A" table:number-columns-repeated="5"/>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ext:soft-page-break/>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able:table-row>
          <table:table-cell table:style-name="Table16.A1" office:value-type="string">
            <text:p text:style-name="P16"><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2,258.13</text:p>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1,102.47</text:p>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25.00</text:p>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30.00</text:p>
          </table:table-cell>
        </table:table-row>
        <text:soft-page-break/>
        <table:table-row>
          <table:table-cell table:style-name="Table14.A2" office:value-type="string">
            <text:p text:style-name="P13">Total</text:p>
          </table:table-cell>
          <table:table-cell table:style-name="Table14.A2" office:value-type="string">
            <text:p text:style-name="P15">2,043.57</text:p>
          </table:table-cell>
          <table:table-cell table:style-name="Table14.A2" office:value-type="string">
            <text:p text:style-name="P15">1,033.57</text:p>
          </table:table-cell>
          <table:table-cell table:style-name="Table14.A2" office:value-type="string">
            <text:p text:style-name="P15">338.46</text:p>
          </table:table-cell>
          <table:table-cell table:style-name="Table14.E6" office:value-type="string">
            <text:p text:style-name="P15">3,415.60</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3597.91</text:p>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150.00</text:p>
          </table:table-cell>
        </table:table-row>
        <table:table-row>
          <table:table-cell table:style-name="Table14.A2" office:value-type="string">
            <text:p text:style-name="P13">= Difference</text:p>
          </table:table-cell>
          <table:table-cell table:style-name="Table14.A2" office:value-type="string">
            <text:p text:style-name="P15">2,066.45</text:p>
          </table:table-cell>
          <table:table-cell table:style-name="Table14.A2" office:value-type="string">
            <text:p text:style-name="P15">1,041.03</text:p>
          </table:table-cell>
          <table:table-cell table:style-name="Table14.A2" office:value-type="string">
            <text:p text:style-name="P15">340.43</text:p>
          </table:table-cell>
          <table:table-cell table:style-name="Table14.E6" office:value-type="string">
            <text:p text:style-name="P15">3,447.91</text:p>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4.25</text:p>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18.01</text:p>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8.00</text:p>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Total</text:p>
          </table:table-cell>
          <table:table-cell table:style-name="Table14.A2" office:value-type="string">
            <text:p text:style-name="P15">2,043.61</text:p>
          </table:table-cell>
          <table:table-cell table:style-name="Table14.A2" office:value-type="string">
            <text:p text:style-name="P15">1,033.61</text:p>
          </table:table-cell>
          <table:table-cell table:style-name="Table14.A2" office:value-type="string">
            <text:p text:style-name="P15">340.43</text:p>
          </table:table-cell>
          <table:table-cell table:style-name="Table14.E6" office:value-type="string">
            <text:p text:style-name="P15">3,417.65</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0.04</text:p>
          </table:table-cell>
          <table:table-cell table:style-name="Table14.A2" office:value-type="string">
            <text:p text:style-name="P15">-0.04</text:p>
          </table:table-cell>
          <table:table-cell table:style-name="Table14.A2" office:value-type="string">
            <text:p text:style-name="P15">-1.97</text:p>
          </table:table-cell>
          <table:table-cell table:style-name="Table14.E6" office:value-type="string">
            <text:p text:style-name="P15">-2.05</text:p>
          </table:table-cell>
        </table:table-row>
      </table:table>
      <text:p text:style-name="P5"/>
      <text:p text:style-name="P5">Worksheet 14-8</text:p>
      <text:list xml:id="list1949686360" text:style-name="L22">
        <text:list-item>
          <text:p text:style-name="P47">$4.13</text:p>
        </text:list-item>
        <text:list-item>
          <text:p text:style-name="P47">$3.53</text:p>
        </text:list-item>
        <text:list-item>
          <text:p text:style-name="P47">$1,026.00</text:p>
        </text:list-item>
        <text:list-item>
          <text:p text:style-name="P47">$634.00</text:p>
        </text:list-item>
      </text:list>
      <text:p text:style-name="P2"/>
      <text:p text:style-name="P2">Worksheet 14-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0T08:58:32</dc:date>
    <dc:creator>Sean Parsons</dc:creator>
    <meta:editing-duration>PT7H47M28S</meta:editing-duration>
    <meta:editing-cycles>7</meta:editing-cycles>
    <meta:generator>LibreOffice/3.3$Linux LibreOffice_project/330m19$Build-301</meta:generator>
    <meta:document-statistic meta:table-count="5" meta:image-count="0" meta:object-count="84" meta:page-count="20" meta:paragraph-count="1046" meta:word-count="2247" meta:character-count="10851"/>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1/content.xml><?xml version="1.0" encoding="utf-8"?>
<math xmlns="http://www.w3.org/1998/Math/MathML">
  <semantics>
    <mfrac>
      <mn>12</mn>
      <mn>1</mn>
    </mfrac>
    <annotation encoding="StarMath 5.0">{12} over {1}</annotation>
  </semantics>
</math>
</file>

<file path=Object 12/content.xml><?xml version="1.0" encoding="utf-8"?>
<math xmlns="http://www.w3.org/1998/Math/MathML">
  <semantics>
    <mfrac>
      <mn>100</mn>
      <mn>1</mn>
    </mfrac>
    <annotation encoding="StarMath 5.0">{100} over {1}</annotation>
  </semantics>
</math>
</file>

<file path=Object 13/content.xml><?xml version="1.0" encoding="utf-8"?>
<math xmlns="http://www.w3.org/1998/Math/MathML">
  <semantics>
    <mfrac>
      <mn>1000</mn>
      <mn>1</mn>
    </mfrac>
    <annotation encoding="StarMath 5.0">{1000} over {1}</annotation>
  </semantics>
</math>
</file>

<file path=Object 14/content.xml><?xml version="1.0" encoding="utf-8"?>
<math xmlns="http://www.w3.org/1998/Math/MathML">
  <semantics>
    <mfrac>
      <mn>3</mn>
      <mn>2</mn>
    </mfrac>
    <annotation encoding="StarMath 5.0">{3} over {2}</annotation>
  </semantics>
</math>
</file>

<file path=Object 15/content.xml><?xml version="1.0" encoding="utf-8"?>
<math xmlns="http://www.w3.org/1998/Math/MathML">
  <semantics>
    <mfrac>
      <mn>4</mn>
      <mn>3</mn>
    </mfrac>
    <annotation encoding="StarMath 5.0">{4} over {3}</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9/content.xml><?xml version="1.0" encoding="utf-8"?>
<math xmlns="http://www.w3.org/1998/Math/MathML">
  <semantics>
    <mfrac>
      <mn>4</mn>
      <mn>2</mn>
    </mfrac>
    <annotation encoding="StarMath 5.0">{4} over {2}</annotation>
  </semantics>
</math>
</file>